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5" style:family="graphic" style:parent-style-name="objectwithoutfill">
      <style:graphic-properties svg:stroke-color="#729fcf" draw:marker-start="Arrow" draw:marker-start-width="0.305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4.2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5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84d1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84d1" fo:font-size="18pt" style:font-size-asian="18pt" style:font-size-complex="18pt"/>
    </style:style>
    <style:style style:name="T6" style:family="text">
      <style:text-properties fo:color="#0084d1" style:font-name="Courier New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6.35cm" svg:x="9.174cm" svg:y="7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042cm" svg:height="1.673cm" svg:x="10.51cm" svg:y="10.149cm">
          <draw:text-box>
            <text:p text:style-name="P1"><text:span text:style-name="T1">Data Source QADC CSTS</text:span></text:p>
          </draw:text-box>
        </draw:frame>
        <draw:line draw:style-name="gr3" draw:text-style-name="P3" draw:layer="layout" svg:x1="3.525cm" svg:y1="11.024cm" svg:x2="9.24cm" svg:y2="11.024cm">
          <text:p/>
        </draw:line>
        <draw:line draw:style-name="gr3" draw:text-style-name="P3" draw:layer="layout" svg:x1="18.892cm" svg:y1="11.024cm" svg:x2="24.607cm" svg:y2="11.024cm">
          <text:p/>
        </draw:line>
        <draw:frame draw:style-name="gr4" draw:text-style-name="P4" draw:layer="layout" svg:width="6.477cm" svg:height="3.806cm" svg:x="18.384cm" svg:y="9.402cm">
          <draw:text-box>
            <text:p text:style-name="P1"><text:span text:style-name="T2"/></text:p>
            <text:p text:style-name="P1"><text:span text:style-name="T3">out</text:span></text:p>
            <text:p text:style-name="P1"><text:span text:style-name="T2">16-bit complex samples</text:span></text:p>
          </draw:text-box>
        </draw:frame>
        <draw:line draw:style-name="gr5" draw:text-style-name="P3" draw:layer="layout" svg:x1="13.945cm" svg:y1="5.817cm" svg:x2="13.939cm" svg:y2="7.722cm">
          <text:p/>
        </draw:line>
        <draw:frame draw:style-name="gr6" draw:text-style-name="P5" draw:layer="layout" svg:width="13.716cm" svg:height="4.542cm" svg:x="7.214cm" svg:y="1.656cm">
          <draw:text-box>
            <text:p text:style-name="P1"><text:span text:style-name="T4">Worker Properties</text:span></text:p>
            <text:p text:style-name="P1"><text:span text:style-name="T5"/></text:p>
            <text:p text:style-name="P1"><text:span text:style-name="T6">send_eof, num_samples_before_eof, DATA_PIPE_LATENCY_CYCLES, OUT_PORT_DATA_WIDTH</text:span></text:p>
          </draw:text-box>
        </draw:frame>
        <draw:frame draw:style-name="gr7" draw:text-style-name="P5" draw:layer="layout" svg:width="6.477cm" svg:height="3.824cm" svg:x="2.642cm" svg:y="9.391cm">
          <draw:text-box>
            <text:p text:style-name="P1"><text:span text:style-name="T5"/></text:p>
            <text:p text:style-name="P1"><text:span text:style-name="T3">dev</text:span></text:p>
            <text:p text:style-name="P1"><text:span text:style-name="T3">devsignal</text:span></text:p>
            <text:p text:style-name="P1"><text:span text:style-name="T2">Signed complex samp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9-26T10:04:05.643878801</dc:date>
    <meta:editing-duration>PT9H40M34S</meta:editing-duration>
    <meta:editing-cycles>41</meta:editing-cycles>
    <meta:generator>LibreOffice/6.4.7.2$MacOSX_X86_64 LibreOffice_project/639b8ac485750d5696d7590a72ef1b496725cfb5</meta:generator>
    <dc:creator>Lisa Zahn</dc:creator>
    <meta:document-statistic meta:object-count="8"/>
  </office:meta>
</office:document-meta>
</file>